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in" fo:border="none" style:writing-mode="page"/>
    </style:style>
    <style:style style:name="Table1.10" style:family="table-row">
      <style:table-row-properties style:min-row-height="0.216in"/>
    </style:style>
    <style:style style:name="P1" style:family="paragraph" style:parent-style-name="Heading_20_1">
      <style:text-properties officeooo:rsid="001958f4" officeooo:paragraph-rsid="001958f4"/>
    </style:style>
    <style:style style:name="P2" style:family="paragraph" style:parent-style-name="Heading_20_3">
      <style:text-properties officeooo:rsid="001c7d89" officeooo:paragraph-rsid="001c7d89"/>
    </style:style>
    <style:style style:name="P3" style:family="paragraph" style:parent-style-name="Standard">
      <style:text-properties officeooo:rsid="001958f4" officeooo:paragraph-rsid="001958f4"/>
    </style:style>
    <style:style style:name="P4" style:family="paragraph" style:parent-style-name="Standard">
      <style:text-properties officeooo:rsid="001958f4" officeooo:paragraph-rsid="001a7e08"/>
    </style:style>
    <style:style style:name="P5" style:family="paragraph" style:parent-style-name="Standard">
      <style:text-properties officeooo:paragraph-rsid="001958f4"/>
    </style:style>
    <style:style style:name="P6" style:family="paragraph" style:parent-style-name="Standard">
      <style:text-properties officeooo:rsid="001a7e08" officeooo:paragraph-rsid="001a7e08"/>
    </style:style>
    <style:style style:name="P7" style:family="paragraph" style:parent-style-name="Table_20_Contents">
      <style:text-properties officeooo:rsid="001958f4" officeooo:paragraph-rsid="001958f4"/>
    </style:style>
    <style:style style:name="P8" style:family="paragraph" style:parent-style-name="Text_20_body">
      <style:text-properties officeooo:rsid="001958f4" officeooo:paragraph-rsid="001958f4"/>
    </style:style>
    <style:style style:name="P9" style:family="paragraph" style:parent-style-name="Text_20_body">
      <style:text-properties officeooo:paragraph-rsid="001958f4"/>
    </style:style>
    <style:style style:name="P10" style:family="paragraph" style:parent-style-name="Text_20_body">
      <style:text-properties officeooo:rsid="001c7d89" officeooo:paragraph-rsid="001c7d89"/>
    </style:style>
    <style:style style:name="P11" style:family="paragraph" style:parent-style-name="Text_20_body">
      <style:text-properties officeooo:rsid="001caa4a" officeooo:paragraph-rsid="001caa4a"/>
    </style:style>
    <style:style style:name="P12" style:family="paragraph" style:parent-style-name="Title">
      <style:text-properties officeooo:rsid="001958f4" officeooo:paragraph-rsid="001958f4"/>
    </style:style>
    <style:style style:name="T1" style:family="text">
      <style:text-properties officeooo:rsid="001958f4"/>
    </style:style>
    <style:style style:name="T2" style:family="text">
      <style:text-properties officeooo:rsid="001a7e08"/>
    </style:style>
    <style:style style:name="T3" style:family="text">
      <style:text-properties officeooo:rsid="001caa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Design Documentation</text:p>
      <text:h text:style-name="P1" text:outline-level="1">What am I using to create this, why, and what is required of me to do this.</text:h>
      <text:p text:style-name="P9"><text:line-break/><text:span text:style-name="T1">The problem that exists within the company, is there is no good way to calculate price for batch prints of posters, with different materials, I hope to solve this with my program designed to fix this.</text:span></text:p>
      <text:p text:style-name="P8">Application requirements:</text:p>
      <text:p text:style-name="Standard">Inputs</text:p>
      <text:p text:style-name="P3">Area (widthxheight)</text:p>
      <text:p text:style-name="P3">Number (Not less than 10)</text:p>
      <text:p text:style-name="P3">User Info</text:p>
      <text:p text:style-name="P3"/>
      <text:p text:style-name="P5">Outputs</text:p>
      <text:p text:style-name="P3">Price</text:p>
      <text:p text:style-name="P3">User Info</text:p>
      <text:p text:style-name="P3"/>
      <text:p text:style-name="Standard">Calculation for:</text:p>
      <text:p text:style-name="P3">Batch jobs, with a price drop after 10</text:p>
      <text:p text:style-name="P3">Minimum job of 10</text:p>
      <text:p text:style-name="P3">3 different paper choices, with different prices accordingly</text:p>
      <text:p text:style-name="P3"/>
      <text:p text:style-name="P3"/>
      <text:p text:style-name="P8">What am I using to build this program:</text:p>
      <text:p text:style-name="P3">Python, because I am familiar with it’s logic, and how to build a program with it, alongside with it being multiplatform and easy to transfer to different platforms and is very mature. </text:p>
      <text:p text:style-name="P3"/>
      <text:p text:style-name="P3">I will be using the Tinker UI platform, with base python language. </text:p>
      <text:p text:style-name="P3"/>
      <text:h text:style-name="P1" text:outline-level="1">What does it look like, what is it made up of?</text:h>
      <text:h text:style-name="Heading_20_3" text:outline-level="3">Data Dictionary</text:h>
      <table:table table:name="Table1" table:style-name="Table1">
        <table:table-column table:style-name="Table1.A" table:number-columns-repeated="2"/>
        <table:table-row table:style-name="TableLine94530384920256">
          <table:table-cell table:style-name="Table1.A1" office:value-type="string">
            <text:p text:style-name="P7">Variable Name</text:p>
          </table:table-cell>
          <table:table-cell table:style-name="Table1.A1" office:value-type="string">
            <text:p text:style-name="P7">Data Type</text:p>
          </table:table-cell>
        </table:table-row>
        <table:table-row table:style-name="TableLine94530384920256">
          <table:table-cell table:style-name="Table1.A1" office:value-type="string">
            <text:p text:style-name="P7">AreaW</text:p>
          </table:table-cell>
          <table:table-cell table:style-name="Table1.A1" office:value-type="string">
            <text:p text:style-name="P7">Integer</text:p>
          </table:table-cell>
        </table:table-row>
        <table:table-row table:style-name="TableLine94530384920256">
          <table:table-cell table:style-name="Table1.A1" office:value-type="string">
            <text:p text:style-name="P7">AreaH</text:p>
          </table:table-cell>
          <table:table-cell table:style-name="Table1.A1" office:value-type="string">
            <text:p text:style-name="P7">Integer</text:p>
          </table:table-cell>
        </table:table-row>
        <table:table-row table:style-name="TableLine94530384920256">
          <table:table-cell table:style-name="Table1.A1" office:value-type="string">
            <text:p text:style-name="P7">Area</text:p>
          </table:table-cell>
          <table:table-cell table:style-name="Table1.A1" office:value-type="string">
            <text:p text:style-name="P7">Float</text:p>
          </table:table-cell>
        </table:table-row>
        <table:table-row table:style-name="TableLine94530384920256">
          <table:table-cell table:style-name="Table1.A1" office:value-type="string">
            <text:p text:style-name="P7">Count</text:p>
          </table:table-cell>
          <table:table-cell table:style-name="Table1.A1" office:value-type="string">
            <text:p text:style-name="P7">Integer</text:p>
          </table:table-cell>
        </table:table-row>
        <table:table-row table:style-name="TableLine94530384920256">
          <table:table-cell table:style-name="Table1.A1" office:value-type="string">
            <text:p text:style-name="P7">Price</text:p>
          </table:table-cell>
          <table:table-cell table:style-name="Table1.A1" office:value-type="string">
            <text:p text:style-name="P7">Float (with 2 dec places)</text:p>
          </table:table-cell>
        </table:table-row>
        <table:table-row table:style-name="TableLine94530384920256">
          <table:table-cell table:style-name="Table1.A1" office:value-type="string">
            <text:p text:style-name="P7">UserName</text:p>
          </table:table-cell>
          <table:table-cell table:style-name="Table1.A1" office:value-type="string">
            <text:p text:style-name="P7">String</text:p>
          </table:table-cell>
        </table:table-row>
        <table:table-row table:style-name="TableLine94530384920256">
          <table:table-cell table:style-name="Table1.A1" office:value-type="string">
            <text:p text:style-name="P7">UserSurName</text:p>
          </table:table-cell>
          <table:table-cell table:style-name="Table1.A1" office:value-type="string">
            <text:p text:style-name="P7">String</text:p>
          </table:table-cell>
        </table:table-row>
        <table:table-row table:style-name="TableLine94530384920256">
          <table:table-cell table:style-name="Table1.A1" office:value-type="string">
            <text:p text:style-name="P7">UserEmail</text:p>
          </table:table-cell>
          <table:table-cell table:style-name="Table1.A1" office:value-type="string">
            <text:p text:style-name="P7">String</text:p>
          </table:table-cell>
        </table:table-row>
        <table:table-row table:style-name="Table1.10">
          <table:table-cell table:style-name="Table1.A1" office:value-type="string">
            <text:p text:style-name="P7">UserPhone</text:p>
          </table:table-cell>
          <table:table-cell table:style-name="Table1.A1" office:value-type="string">
            <text:p text:style-name="P7">Integer(With Limited Length)</text:p>
          </table:table-cell>
        </table:table-row>
        <table:table-row table:style-name="Table1.10">
          <table:table-cell table:style-name="Table1.A1" office:value-type="string">
            <text:p text:style-name="P7">PaperType</text:p>
          </table:table-cell>
          <table:table-cell table:style-name="Table1.A1" office:value-type="string">
            <text:p text:style-name="P7">1-3</text:p>
          </table:table-cell>
        </table:table-row>
        <table:table-row table:style-name="Table1.10">
          <table:table-cell table:style-name="Table1.A1" office:value-type="string">
            <text:p text:style-name="P7">PaperTypePrice</text:p>
          </table:table-cell>
          <table:table-cell table:style-name="Table1.A1" office:value-type="string">
            <text:p text:style-name="P7">Array of 3 floats</text:p>
          </table:table-cell>
        </table:table-row>
      </table:table>
      <text:p text:style-name="P8"><text:soft-page-break/></text:p>
      <text:h text:style-name="Heading_20_3" text:outline-level="3">Algorithm</text:h>
      <text:p text:style-name="P3">If all (User info, Height, Width, Count, Paper type) are filled, algorithm starts</text:p>
      <text:p text:style-name="P3"/>
      <text:p text:style-name="P3">HeightXWidth Calc= Area</text:p>
      <text:p text:style-name="P3"/>
      <text:p text:style-name="P3">Iterate Total(iterate count){</text:p>
      <text:p text:style-name="P4">Iterate UpToTen{<text:span text:style-name="T2">((</text:span>(Area)X 3p<text:span text:style-name="T2">+Papertypeprice</text:span>(picked from array of 3)<text:span text:style-name="T2">)=+price</text:span>}</text:p>
      <text:p text:style-name="P4"><text:span text:style-name="T2">((</text:span>Area)X <text:s/>0.0075p<text:span text:style-name="T2">)+Papertypeprice</text:span>(picked from array of 3)<text:span text:style-name="T2">)=+price}</text:span></text:p>
      <text:p text:style-name="P4"/>
      <text:p text:style-name="P6">Output Price to box</text:p>
      <text:p text:style-name="P6"/>
      <text:h text:style-name="P2" text:outline-level="3">Test Plan</text:h>
      <text:p text:style-name="P10">Does it only accept the data that is correct for each box? (Yes/No)</text:p>
      <text:p text:style-name="P10">Does it refuse sub-10 count of posters? (Yes/No)</text:p>
      <text:p text:style-name="P10">Does the price change for each poster after 10 posters? (Yes/No)</text:p>
      <text:p text:style-name="P10">Does the price change depending on poster selected, and the price is put out as what would be correct for that amount of posters (Yes/No)</text:p>
      <text:p text:style-name="P10">Does <text:span text:style-name="T3">the poster output and input work correctly (Yes/No)</text:span></text:p>
      <text:p text:style-name="P11">Is the user info formatted correctly (Yes/No)</text:p>
      <text:p text:style-name="P11">Does the program crash at any point? (Yes/No) (error code:)</text:p>
      <text:p text:style-name="P11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officeooo:rsid="001958f4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9T11:50:58.435800194</meta:creation-date>
    <dc:date>2022-05-09T12:42:31.360980423</dc:date>
    <meta:editing-duration>PT37M24S</meta:editing-duration>
    <meta:editing-cycles>3</meta:editing-cycles>
    <meta:generator>LibreOffice/7.3.1.3$Linux_X86_64 LibreOffice_project/30$Build-3</meta:generator>
    <meta:document-statistic meta:table-count="1" meta:image-count="0" meta:object-count="0" meta:page-count="2" meta:paragraph-count="59" meta:word-count="315" meta:character-count="1894" meta:non-whitespace-character-count="1634"/>
  </office:meta>
</office:document-meta>
</file>